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/>
    <style:font-face style:name="FreeSans1" svg:font-family="FreeSans" style:font-family-generic="swiss"/>
    <style:font-face style:name="Frutiger" svg:font-family="Frutiger" style:font-family-generic="swiss"/>
    <style:font-face style:name="helvetica" svg:font-family="helvetica" style:font-family-generic="swiss"/>
    <style:font-face style:name="Garuda" svg:font-family="Garuda" style:font-pitch="variable"/>
    <style:font-face style:name="Khmer OS" svg:font-family="'Khmer OS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28pt" fo:language="fr" fo:country="FR" fo:font-weight="normal" officeooo:rsid="0005b404" officeooo:paragraph-rsid="0005b404" style:font-size-asian="28pt" style:font-weight-asian="normal" style:font-size-complex="28pt" style:font-weight-complex="normal"/>
    </style:style>
    <style:style style:name="P2" style:family="paragraph" style:parent-style-name="Standard">
      <style:text-properties style:font-name="helvetica" fo:font-size="36pt" fo:language="fr" fo:country="FR" fo:font-weight="bold" officeooo:rsid="0005b404" officeooo:paragraph-rsid="0005b404" style:font-size-asian="36pt" style:font-weight-asian="bold" style:font-size-complex="36pt" style:font-weight-complex="bold"/>
    </style:style>
    <style:style style:name="P3" style:family="paragraph" style:parent-style-name="Standard">
      <style:text-properties style:font-name="helvetica" fo:font-size="36pt" fo:language="fr" fo:country="FR" fo:font-weight="bold" officeooo:rsid="0005b404" officeooo:paragraph-rsid="00062d69" style:font-size-asian="36pt" style:font-weight-asian="bold" style:font-size-complex="36pt" style:font-weight-complex="bold"/>
    </style:style>
    <style:style style:name="P4" style:family="paragraph" style:parent-style-name="Standard">
      <style:text-properties style:font-name="helvetica" fo:font-size="26pt" fo:language="fr" fo:country="FR" fo:font-weight="normal" officeooo:rsid="0005b404" officeooo:paragraph-rsid="0005b404" style:font-size-asian="26pt" style:font-weight-asian="normal" style:font-size-complex="26pt" style:font-weight-complex="normal"/>
    </style:style>
    <style:style style:name="P5" style:family="paragraph" style:parent-style-name="Standard">
      <style:text-properties style:font-name="helvetica" fo:font-size="26pt" fo:language="fr" fo:country="FR" fo:font-weight="normal" officeooo:rsid="0005b404" officeooo:paragraph-rsid="00062d69" style:font-size-asian="26pt" style:font-weight-asian="normal" style:font-size-complex="26pt" style:font-weight-complex="normal"/>
    </style:style>
    <style:style style:name="P6" style:family="paragraph" style:parent-style-name="Standard">
      <style:text-properties style:font-name="helvetica" fo:font-size="26pt" fo:language="fr" fo:country="FR" fo:font-weight="normal" officeooo:rsid="00062d69" officeooo:paragraph-rsid="00062d69" style:font-size-asian="26pt" style:font-weight-asian="normal" style:font-size-complex="26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62d69" style:font-size-asian="32pt" style:font-size-complex="32pt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Bières en bouteille</text:span><text:line-break/><text:span text:style-name="T3"> </text:span></text:p>
      <text:p text:style-name="P4">Découvrez notre sélection</text:p>
      <text:p text:style-name="P4"/>
      <text:p text:style-name="P4"/>
      <text:p text:style-name="P3"><text:span text:style-name="T2">Futs</text:span><text:line-break/><text:span text:style-name="T3"> </text:span></text:p>
      <text:p text:style-name="P5">Découvrez notre sélection</text:p>
      <text:p text:style-name="P1"/>
      <text:p text:style-name="P1"/>
      <text:p text:style-name="P1"/>
      <text:p text:style-name="P3"><text:span text:style-name="T2">Equipements</text:span><text:line-break/><text:span text:style-name="T3"> </text:span></text:p>
      <text:p text:style-name="P6">Pour une expérience amélioré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/>
    <style:font-face style:name="FreeSans1" svg:font-family="FreeSans" style:font-family-generic="swiss"/>
    <style:font-face style:name="Frutiger" svg:font-family="Frutiger" style:font-family-generic="swiss"/>
    <style:font-face style:name="helvetica" svg:font-family="helvetica" style:font-family-generic="swiss"/>
    <style:font-face style:name="Garuda" svg:font-family="Garuda" style:font-pitch="variable"/>
    <style:font-face style:name="Khmer OS" svg:font-family="'Khmer OS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35:59.886160824</meta:creation-date>
    <dc:date>2018-02-23T19:08:31.385023175</dc:date>
    <meta:editing-duration>PT22M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5" meta:character-count="119" meta:non-whitespace-character-count="104"/>
  </office:meta>
</office:document-meta>
</file>